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draw:marker-start-width="0.242cm" draw:marker-end="Symmetric_20_Arrow" draw:marker-end-width="0.242cm" draw:fill="solid" draw:fill-color="#99cc66" draw:textarea-horizontal-align="justify" draw:textarea-vertical-align="middle" draw:auto-grow-height="false" fo:min-height="0.756cm" fo:min-width="0.951cm" fo:padding-top="0.139cm" fo:padding-bottom="0.139cm" fo:padding-left="0.264cm" fo:padding-right="0.264cm"/>
    </style:style>
    <style:style style:name="gr2" style:family="graphic" style:parent-style-name="standard">
      <style:graphic-properties draw:stroke="solid" svg:stroke-width="0.028cm" draw:marker-start-width="0.242cm" draw:marker-end="Symmetric_20_Arrow" draw:marker-end-width="0.242cm" draw:fill-color="#ff6600" draw:textarea-horizontal-align="justify" draw:textarea-vertical-align="middle" draw:auto-grow-height="false" fo:min-height="0.783cm" fo:min-width="1.422cm" fo:padding-top="0.139cm" fo:padding-bottom="0.139cm" fo:padding-left="0.264cm" fo:padding-right="0.264cm"/>
    </style:style>
    <style:style style:name="gr3" style:family="graphic" style:parent-style-name="standard">
      <style:graphic-properties draw:stroke="solid" svg:stroke-width="0.028cm" draw:marker-start-width="0.242cm" draw:marker-end="Symmetric_20_Arrow" draw:marker-end-width="0.242cm" draw:fill-color="#ff6600" draw:textarea-horizontal-align="justify" draw:textarea-vertical-align="middle" draw:auto-grow-height="false" fo:min-height="0.873cm" fo:min-width="1.532cm" fo:padding-top="0.139cm" fo:padding-bottom="0.139cm" fo:padding-left="0.264cm" fo:padding-right="0.264cm"/>
    </style:style>
    <style:style style:name="gr4" style:family="graphic" style:parent-style-name="standard">
      <style:graphic-properties draw:stroke="solid" svg:stroke-width="0.028cm" draw:marker-start-width="0.242cm" draw:marker-end="Symmetric_20_Arrow" draw:marker-end-width="0.242cm" draw:fill="solid" draw:fill-color="#99cc66" draw:textarea-horizontal-align="justify" draw:textarea-vertical-align="middle" draw:auto-grow-height="false" fo:min-height="0.756cm" fo:min-width="1.522cm" fo:padding-top="0.139cm" fo:padding-bottom="0.139cm" fo:padding-left="0.264cm" fo:padding-right="0.264cm"/>
    </style:style>
    <style:style style:name="gr5" style:family="graphic" style:parent-style-name="standard">
      <style:graphic-properties draw:stroke="solid" svg:stroke-width="0.028cm" draw:marker-start-width="0.242cm" draw:marker-end="Symmetric_20_Arrow" draw:marker-end-width="0.242cm" draw:fill-color="#99cc66" draw:textarea-horizontal-align="justify" draw:textarea-vertical-align="middle" draw:auto-grow-height="false" fo:min-height="0.756cm" fo:min-width="1.522cm" fo:padding-top="0.139cm" fo:padding-bottom="0.139cm" fo:padding-left="0.264cm" fo:padding-right="0.264cm"/>
    </style:style>
    <style:style style:name="gr6" style:family="graphic" style:parent-style-name="standard">
      <style:graphic-properties draw:stroke="solid" svg:stroke-width="0.028cm" draw:marker-start-width="0.242cm" draw:marker-end="Symmetric_20_Arrow" draw:marker-end-width="0.242cm" draw:textarea-horizontal-align="justify" draw:textarea-vertical-align="middle" draw:auto-grow-height="false" fo:min-height="0.894cm" fo:min-width="1.532cm" fo:padding-top="0.139cm" fo:padding-bottom="0.139cm" fo:padding-left="0.264cm" fo:padding-right="0.264cm"/>
    </style:style>
    <style:style style:name="gr7" style:family="graphic" style:parent-style-name="standard">
      <style:graphic-properties draw:stroke="solid" svg:stroke-width="0.028cm" draw:marker-start-width="0.242cm" draw:marker-end="Symmetric_20_Arrow" draw:marker-end-width="0.242cm" draw:textarea-horizontal-align="justify" draw:textarea-vertical-align="middle" draw:auto-grow-height="false" fo:min-height="0.783cm" fo:min-width="1.422cm" fo:padding-top="0.139cm" fo:padding-bottom="0.139cm" fo:padding-left="0.264cm" fo:padding-right="0.264cm"/>
    </style:style>
    <style:style style:name="gr8" style:family="graphic" style:parent-style-name="standard">
      <style:graphic-properties draw:stroke="solid" svg:stroke-width="0.028cm" draw:marker-start-width="0.242cm" draw:marker-end="Symmetric_20_Arrow" draw:marker-end-width="0.242cm" draw:fill-color="#99cc66" draw:textarea-horizontal-align="justify" draw:textarea-vertical-align="middle" draw:auto-grow-height="false" fo:min-height="0.756cm" fo:min-width="2.412cm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draw:marker-start-width="0.242cm" draw:marker-end="Symmetric_20_Arrow" draw:marker-end-width="0.242cm" draw:textarea-horizontal-align="justify" draw:textarea-vertical-align="middle" draw:auto-grow-height="false" fo:min-height="0.894cm" fo:min-width="2.167cm" fo:padding-top="0.139cm" fo:padding-bottom="0.139cm" fo:padding-left="0.264cm" fo:padding-right="0.264cm"/>
    </style:style>
    <style:style style:name="gr10" style:family="graphic" style:parent-style-name="objectwithoutfill">
      <style:graphic-properties draw:stroke="solid" svg:stroke-width="0.028cm" draw:marker-start-width="0.242cm" draw:marker-end="Symmetric_20_Arrow" draw:marker-end-width="0.342cm" draw:fill="solid" draw:fill-color="#99cc66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draw:stroke="solid" svg:stroke-width="0.028cm" draw:marker-start-width="0.242cm" draw:marker-end="Symmetric_20_Arrow" draw:marker-end-width="0.342cm" draw:fill="solid" draw:fill-color="#669900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draw:stroke="solid" svg:stroke-width="0.028cm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draw:stroke="soli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arrow">
      <style:graphic-properties draw:stroke="solid" svg:stroke-width="0.028cm" draw:marker-start="" draw:marker-start-width="0.517cm" draw:marker-end-width="0.117cm" draw:textarea-vertical-align="middle" fo:padding-top="0.064cm" fo:padding-bottom="0.064cm" fo:padding-left="0.189cm" fo:padding-right="0.189cm"/>
    </style:style>
    <style:style style:name="gr15" style:family="graphic" style:parent-style-name="objectwithoutfill">
      <style:graphic-properties draw:stroke="solid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cc66"/>
      <style:paragraph-properties fo:text-align="center"/>
      <style:text-properties style:font-name="Bitstream Charter" fo:font-size="12pt" style:font-size-asian="12pt" style:font-size-complex="12pt"/>
    </style:style>
    <style:style style:name="P3" style:family="paragraph">
      <loext:graphic-properties draw:fill-color="#ff6600"/>
      <style:paragraph-properties fo:text-align="center"/>
    </style:style>
    <style:style style:name="P4" style:family="paragraph">
      <loext:graphic-properties draw:fill-color="#99cc66"/>
      <style:paragraph-properties fo:text-align="center"/>
      <style:text-properties style:font-name="Bitstream Charter" fo:font-size="12pt" style:font-size-asian="12pt" style:font-size-complex="12pt"/>
    </style:style>
    <style:style style:name="P5" style:family="paragraph">
      <loext:graphic-properties draw:fill="solid" draw:fill-color="#99cc66"/>
      <style:paragraph-properties fo:text-align="center"/>
    </style:style>
    <style:style style:name="P6" style:family="paragraph">
      <loext:graphic-properties draw:fill="solid" draw:fill-color="#6699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Bitstream Charter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01cm" svg:height="2.012cm" svg:x="1.737cm" svg:y="3.013cm">
          <text:p text:style-name="P1"><text:span text:style-name="T1">Is center </text:span></text:p>
          <text:p text:style-name="P1"><text:span text:style-name="T1">QTI 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3" draw:id="id3" draw:layer="layout" svg:width="2.032cm" svg:height="1.143cm" svg:x="2.171cm" svg:y="1.108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2.032cm" svg:height="1.123cm" svg:x="6.362cm" svg:y="3.458cm">
          <text:p text:style-name="P1"><text:span text:style-name="T1">Stop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9" draw:id="id9" draw:layer="layout" svg:width="4.044cm" svg:height="2.012cm" svg:x="1.165cm" svg:y="11.523cm">
          <text:p text:style-name="P1"><text:span text:style-name="T1">Is front left </text:span></text:p>
          <text:p text:style-name="P1"><text:span text:style-name="T1">Sonar 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4" xml:id="id10" draw:id="id10" draw:layer="layout" svg:width="4.044cm" svg:height="2.012cm" svg:x="7.251cm" svg:y="11.523cm">
          <text:p text:style-name="P1"><text:span text:style-name="T1">Is front right </text:span></text:p>
          <text:p text:style-name="P1"><text:span text:style-name="T1">Sonar 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xml:id="id22" draw:id="id22" draw:layer="layout" svg:width="2.032cm" svg:height="1.143cm" svg:x="15.623cm" svg:y="15.025cm">
          <text:p text:style-name="P1"><text:span text:style-name="T1">Forwar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1" draw:id="id11" draw:layer="layout" svg:width="4.044cm" svg:height="2.012cm" svg:x="1.165cm" svg:y="14.59cm">
          <text:p text:style-name="P1"><text:span text:style-name="T1">Is front right </text:span></text:p>
          <text:p text:style-name="P1"><text:span text:style-name="T1">Sonar 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" xml:id="id12" draw:id="id12" draw:layer="layout" svg:width="2.032cm" svg:height="1.143cm" svg:x="6.902cm" svg:y="15.025cm">
          <text:p text:style-name="P1"><text:span text:style-name="T1">Righ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3" draw:id="id13" draw:layer="layout" svg:width="4.044cm" svg:height="2.012cm" svg:x="1.165cm" svg:y="17.384cm">
          <text:p text:style-name="P1"><text:span text:style-name="T1">Is side right </text:span></text:p>
          <text:p text:style-name="P1"><text:span text:style-name="T1">Sonar 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14" draw:id="id14" draw:layer="layout" svg:width="4.044cm" svg:height="2.012cm" svg:x="1.165cm" svg:y="20.412cm">
          <text:p text:style-name="P1"><text:span text:style-name="T1">Is side left </text:span></text:p>
          <text:p text:style-name="P1"><text:span text:style-name="T1">Sonar 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15" draw:id="id15" draw:layer="layout" svg:width="4.044cm" svg:height="2.012cm" svg:x="1.165cm" svg:y="23.567cm">
          <text:p text:style-name="P1"><text:span text:style-name="T1">Is back </text:span></text:p>
          <text:p text:style-name="P1"><text:span text:style-name="T1">Sonar 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4" xml:id="id21" draw:id="id21" draw:layer="layout" svg:width="5.822cm" svg:height="2.012cm" svg:x="13.728cm" svg:y="11.523cm">
          <text:p text:style-name="P1"><text:span text:style-name="T1">Are both reading</text:span></text:p>
          <text:p text:style-name="P1"><text:span text:style-name="T1">Less than 8 cm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" xml:id="id23" draw:id="id23" draw:layer="layout" svg:width="2.032cm" svg:height="1.143cm" svg:x="15.623cm" svg:y="9.056cm">
          <text:p text:style-name="P1"><text:span text:style-name="T1">Attack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2.901cm" svg:height="2.012cm" svg:x="1.737cm" svg:y="5.934cm">
          <text:p text:style-name="P1"><text:span text:style-name="T1">Is left </text:span></text:p>
          <text:p text:style-name="P1"><text:span text:style-name="T1">QTI 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7" draw:id="id7" draw:layer="layout" svg:width="2.901cm" svg:height="2.012cm" svg:x="1.737cm" svg:y="8.621cm">
          <text:p text:style-name="P1"><text:span text:style-name="T1">Is right </text:span></text:p>
          <text:p text:style-name="P1"><text:span text:style-name="T1">QTI 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" xml:id="id5" draw:id="id5" draw:layer="layout" svg:width="2.032cm" svg:height="1.143cm" svg:x="6.902cm" svg:y="6.369cm">
          <text:p text:style-name="P1"><text:span text:style-name="T1">Backward</text:span></text:p>
          <text:p text:style-name="P1"><text:span text:style-name="T1">500 m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6" draw:id="id6" draw:layer="layout" svg:width="2.667cm" svg:height="1.143cm" svg:x="10.934cm" svg:y="6.369cm">
          <text:p text:style-name="P1"><text:span text:style-name="T1">Turn right</text:span></text:p>
          <text:p text:style-name="P1"><text:span text:style-name="T1">90 degre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8" draw:id="id8" draw:layer="layout" svg:width="2.032cm" svg:height="1.143cm" svg:x="6.902cm" svg:y="9.056cm">
          <text:p text:style-name="P1"><text:span text:style-name="T1">Backward</text:span></text:p>
          <text:p text:style-name="P1"><text:span text:style-name="T1">500 m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24" draw:id="id24" draw:layer="layout" svg:width="2.667cm" svg:height="1.143cm" svg:x="10.934cm" svg:y="9.056cm">
          <text:p text:style-name="P1"><text:span text:style-name="T1">Turn left</text:span></text:p>
          <text:p text:style-name="P1"><text:span text:style-name="T1">90 degre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2.032cm" svg:height="1.143cm" svg:x="11.251cm" svg:y="15.025cm">
          <text:p text:style-name="P1"><text:span text:style-name="T1">Lef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032cm" svg:height="1.143cm" svg:x="6.902cm" svg:y="20.847cm">
          <text:p text:style-name="P1"><text:span text:style-name="T1">Lef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9" draw:id="id19" draw:layer="layout" svg:width="2.032cm" svg:height="1.143cm" svg:x="6.902cm" svg:y="17.819cm">
          <text:p text:style-name="P1"><text:span text:style-name="T1">Righ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7" draw:id="id17" draw:layer="layout" svg:width="2.032cm" svg:height="1.143cm" svg:x="6.902cm" svg:y="20.847cm">
          <text:p text:style-name="P1"><text:span text:style-name="T1">Lef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6" draw:id="id16" draw:layer="layout" svg:width="2.032cm" svg:height="1.143cm" svg:x="6.902cm" svg:y="24.002cm">
          <text:p text:style-name="P1"><text:span text:style-name="T1">Turn 180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8" draw:id="id18" draw:layer="layout" svg:width="2.032cm" svg:height="1.143cm" svg:x="11.95cm" svg:y="25.619cm">
          <text:p text:style-name="P1"><text:span text:style-name="T1">Forward</text:span></text:p>
          <text:p text:style-name="P1"><text:span text:style-name="T1">500 m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3.188cm" svg:y1="5.025cm" svg:x2="3.188cm" svg:y2="5.934cm" draw:start-shape="id1" draw:start-glue-point="6" draw:end-shape="id2" draw:end-glue-point="4" svg:d="M3188 5025v909" svg:viewBox="0 0 1 910">
          <text:p/>
        </draw:connector>
        <draw:connector draw:style-name="gr11" draw:text-style-name="P6" draw:layer="layout" svg:x1="3.187cm" svg:y1="2.251cm" svg:x2="3.188cm" svg:y2="3.013cm" draw:start-shape="id3" draw:start-glue-point="2" draw:end-shape="id1" draw:end-glue-point="4" svg:d="M3187 2251v381h1v381" svg:viewBox="0 0 2 763">
          <text:p/>
        </draw:connector>
        <draw:connector draw:style-name="gr12" draw:text-style-name="P7" draw:layer="layout" svg:x1="4.638cm" svg:y1="4.019cm" svg:x2="6.362cm" svg:y2="4.019cm" draw:start-shape="id1" draw:start-glue-point="7" draw:end-shape="id4" draw:end-glue-point="3" svg:d="M4638 4019h1724" svg:viewBox="0 0 1725 1">
          <text:p/>
        </draw:connector>
        <draw:connector draw:style-name="gr12" draw:text-style-name="P7" draw:layer="layout" svg:x1="4.638cm" svg:y1="6.94cm" svg:x2="6.902cm" svg:y2="6.94cm" draw:start-shape="id2" draw:start-glue-point="7" draw:end-shape="id5" draw:end-glue-point="3" svg:d="M4638 6940h2264" svg:viewBox="0 0 2265 1">
          <text:p/>
        </draw:connector>
        <draw:connector draw:style-name="gr12" draw:text-style-name="P7" draw:layer="layout" svg:x1="8.934cm" svg:y1="6.94cm" svg:x2="10.934cm" svg:y2="6.94cm" draw:start-shape="id5" draw:start-glue-point="1" draw:end-shape="id6" draw:end-glue-point="3" svg:d="M8934 6940h2000" svg:viewBox="0 0 2001 1">
          <text:p/>
        </draw:connector>
        <draw:connector draw:style-name="gr10" draw:text-style-name="P5" draw:layer="layout" svg:x1="3.188cm" svg:y1="7.946cm" svg:x2="3.188cm" svg:y2="8.621cm" draw:start-shape="id2" draw:start-glue-point="6" draw:end-shape="id7" draw:end-glue-point="4" svg:d="M3188 7946v675" svg:viewBox="0 0 1 676">
          <text:p/>
        </draw:connector>
        <draw:connector draw:style-name="gr12" draw:text-style-name="P7" draw:layer="layout" svg:x1="4.638cm" svg:y1="9.627cm" svg:x2="6.902cm" svg:y2="9.627cm" draw:start-shape="id7" draw:start-glue-point="7" draw:end-shape="id8" draw:end-glue-point="3" svg:d="M4638 9627h2264" svg:viewBox="0 0 2265 1">
          <text:p/>
        </draw:connector>
        <draw:connector draw:style-name="gr10" draw:text-style-name="P5" draw:layer="layout" svg:x1="3.188cm" svg:y1="10.633cm" svg:x2="3.187cm" svg:y2="11.523cm" draw:start-shape="id7" draw:start-glue-point="6" draw:end-shape="id9" draw:end-glue-point="4" svg:d="M3188 10633v446h-1v444" svg:viewBox="0 0 2 891">
          <text:p/>
        </draw:connector>
        <draw:connector draw:style-name="gr12" draw:text-style-name="P7" draw:layer="layout" svg:x1="5.209cm" svg:y1="12.529cm" svg:x2="7.251cm" svg:y2="12.529cm" draw:start-shape="id9" draw:start-glue-point="7" draw:end-shape="id10" svg:d="M5209 12529h2042" svg:viewBox="0 0 2043 1">
          <text:p/>
        </draw:connector>
        <draw:connector draw:style-name="gr10" draw:text-style-name="P5" draw:layer="layout" svg:x1="3.187cm" svg:y1="13.535cm" svg:x2="3.187cm" svg:y2="14.59cm" draw:start-shape="id9" draw:start-glue-point="6" draw:end-shape="id11" draw:end-glue-point="4" svg:d="M3187 13535v1055" svg:viewBox="0 0 1 1056">
          <text:p/>
        </draw:connector>
        <draw:connector draw:style-name="gr12" draw:text-style-name="P7" draw:layer="layout" svg:x1="5.209cm" svg:y1="15.596cm" svg:x2="6.902cm" svg:y2="15.596cm" draw:start-shape="id11" draw:start-glue-point="7" draw:end-shape="id12" draw:end-glue-point="3" svg:d="M5209 15596h1693" svg:viewBox="0 0 1694 1">
          <text:p/>
        </draw:connector>
        <draw:connector draw:style-name="gr10" draw:text-style-name="P5" draw:layer="layout" svg:x1="3.187cm" svg:y1="16.602cm" svg:x2="3.187cm" svg:y2="17.384cm" draw:start-shape="id11" draw:start-glue-point="6" draw:end-shape="id13" draw:end-glue-point="4" svg:d="M3187 16602v782" svg:viewBox="0 0 1 783">
          <text:p/>
        </draw:connector>
        <draw:connector draw:style-name="gr10" draw:text-style-name="P5" draw:layer="layout" svg:x1="3.187cm" svg:y1="19.396cm" svg:x2="3.187cm" svg:y2="20.412cm" draw:start-shape="id13" draw:start-glue-point="6" draw:end-shape="id14" draw:end-glue-point="4" svg:d="M3187 19396v1016" svg:viewBox="0 0 1 1017">
          <text:p/>
        </draw:connector>
        <draw:connector draw:style-name="gr12" draw:text-style-name="P7" draw:layer="layout" svg:x1="5.209cm" svg:y1="24.573cm" svg:x2="6.902cm" svg:y2="24.573cm" draw:start-shape="id15" draw:start-glue-point="7" draw:end-shape="id16" svg:d="M5209 24573h1693" svg:viewBox="0 0 1694 1">
          <text:p/>
        </draw:connector>
        <draw:connector draw:style-name="gr12" draw:text-style-name="P7" draw:layer="layout" svg:x1="5.209cm" svg:y1="21.418cm" svg:x2="6.902cm" svg:y2="21.418cm" draw:start-shape="id14" draw:start-glue-point="7" draw:end-shape="id17" draw:end-glue-point="3" svg:d="M5209 21418h1693" svg:viewBox="0 0 1694 1">
          <text:p/>
        </draw:connector>
        <draw:connector draw:style-name="gr10" draw:text-style-name="P5" draw:layer="layout" svg:x1="3.187cm" svg:y1="22.424cm" svg:x2="3.187cm" svg:y2="23.567cm" draw:start-shape="id14" draw:start-glue-point="6" draw:end-shape="id15" svg:d="M3187 22424v1143" svg:viewBox="0 0 1 1144">
          <text:p/>
        </draw:connector>
        <draw:connector draw:style-name="gr12" draw:text-style-name="P7" draw:layer="layout" svg:x1="3.187cm" svg:y1="25.579cm" svg:x2="11.95cm" svg:y2="26.19cm" draw:start-shape="id15" draw:start-glue-point="6" draw:end-shape="id18" svg:d="M3187 25579v611h8763" svg:viewBox="0 0 8764 612">
          <text:p/>
        </draw:connector>
        <draw:connector draw:style-name="gr12" draw:text-style-name="P7" draw:layer="layout" svg:x1="5.209cm" svg:y1="18.39cm" svg:x2="6.902cm" svg:y2="18.39cm" draw:start-shape="id13" draw:start-glue-point="7" draw:end-shape="id19" svg:d="M5209 18390h1693" svg:viewBox="0 0 1694 1">
          <text:p/>
        </draw:connector>
        <draw:connector draw:style-name="gr12" draw:text-style-name="P7" draw:layer="layout" svg:x1="9.273cm" svg:y1="13.535cm" svg:x2="12.267cm" svg:y2="15.025cm" draw:start-shape="id10" draw:start-glue-point="6" draw:end-shape="id20" draw:end-glue-point="0" svg:d="M9273 13535v745h2994v745" svg:viewBox="0 0 2995 1491">
          <text:p/>
        </draw:connector>
        <draw:connector draw:style-name="gr12" draw:text-style-name="P7" draw:layer="layout" svg:x1="11.295cm" svg:y1="12.529cm" svg:x2="13.728cm" svg:y2="12.529cm" draw:start-shape="id10" draw:start-glue-point="7" draw:end-shape="id21" draw:end-glue-point="5" svg:d="M11295 12529h2433" svg:viewBox="0 0 2434 1">
          <text:p/>
        </draw:connector>
        <draw:connector draw:style-name="gr12" draw:text-style-name="P7" draw:layer="layout" svg:x1="16.639cm" svg:y1="13.535cm" svg:x2="16.639cm" svg:y2="15.025cm" draw:start-shape="id21" draw:start-glue-point="6" draw:end-shape="id22" draw:end-glue-point="0" svg:d="M16639 13535v1490" svg:viewBox="0 0 1 1491">
          <text:p/>
        </draw:connector>
        <draw:connector draw:style-name="gr12" draw:text-style-name="P7" draw:layer="layout" svg:x1="16.639cm" svg:y1="11.523cm" svg:x2="16.639cm" svg:y2="10.199cm" draw:start-shape="id21" draw:start-glue-point="4" draw:end-shape="id23" draw:end-glue-point="2" svg:d="M16639 11523v-1324" svg:viewBox="0 0 1 1325">
          <text:p/>
        </draw:connector>
        <draw:connector draw:style-name="gr12" draw:text-style-name="P7" draw:layer="layout" svg:x1="8.934cm" svg:y1="9.627cm" svg:x2="10.934cm" svg:y2="9.627cm" draw:start-shape="id8" draw:start-glue-point="1" draw:end-shape="id24" draw:end-glue-point="3" svg:d="M8934 9627h2000" svg:viewBox="0 0 2001 1">
          <text:p/>
        </draw:connector>
        <draw:connector draw:style-name="gr13" draw:text-style-name="P7" draw:layer="layout" draw:type="line" svg:x1="8.934cm" svg:y1="18.39cm" svg:x2="9.934cm" svg:y2="18.389cm" draw:start-shape="id19" draw:start-glue-point="1" svg:d="M8934 18390l1000-1" svg:viewBox="0 0 1001 2">
          <text:p/>
        </draw:connector>
        <draw:connector draw:style-name="gr13" draw:text-style-name="P7" xml:id="id25" draw:id="id25" draw:layer="layout" draw:type="line" svg:x1="8.934cm" svg:y1="15.596cm" svg:x2="9.935cm" svg:y2="15.585cm" draw:start-shape="id12" draw:start-glue-point="1" svg:d="M8934 15596l1001-11" svg:viewBox="0 0 1002 12">
          <text:p/>
        </draw:connector>
        <draw:connector draw:style-name="gr13" draw:text-style-name="P7" xml:id="id26" draw:id="id26" draw:layer="layout" draw:type="line" svg:x1="9.935cm" svg:y1="15.585cm" svg:x2="9.959cm" svg:y2="21.478cm" draw:start-shape="id25" draw:start-glue-point="3" svg:d="M9935 15585l24 5893" svg:viewBox="0 0 25 5894">
          <text:p/>
        </draw:connector>
        <draw:connector draw:style-name="gr13" draw:text-style-name="P7" draw:layer="layout" draw:type="line" svg:x1="8.934cm" svg:y1="21.418cm" svg:x2="9.959cm" svg:y2="21.419cm" draw:start-shape="id17" draw:start-glue-point="1" svg:d="M8934 21418l1025 1" svg:viewBox="0 0 1026 2">
          <text:p/>
        </draw:connector>
        <draw:connector draw:style-name="gr13" draw:text-style-name="P7" draw:layer="layout" draw:type="line" svg:x1="9.959cm" svg:y1="21.478cm" svg:x2="9.935cm" svg:y2="24.556cm" draw:start-shape="id26" draw:start-glue-point="3" svg:d="M9959 21478l-24 3078" svg:viewBox="0 0 25 3079">
          <text:p/>
        </draw:connector>
        <draw:connector draw:style-name="gr13" draw:text-style-name="P7" xml:id="id27" draw:id="id27" draw:layer="layout" draw:type="line" svg:x1="8.934cm" svg:y1="24.573cm" svg:x2="19.869cm" svg:y2="24.508cm" draw:start-shape="id16" draw:start-glue-point="1" svg:d="M8934 24573l10935-65" svg:viewBox="0 0 10936 66">
          <text:p/>
        </draw:connector>
        <draw:connector draw:style-name="gr14" draw:text-style-name="P1" draw:layer="layout" svg:x1="13.982cm" svg:y1="26.19cm" svg:x2="19.869cm" svg:y2="24.508cm" draw:start-shape="id18" draw:start-glue-point="1" draw:end-shape="id27" draw:end-glue-point="3" svg:d="M13982 26190h6401v-1682h-514" svg:viewBox="0 0 6402 1683">
          <text:p/>
        </draw:connector>
        <draw:connector draw:style-name="gr14" draw:text-style-name="P1" draw:layer="layout" svg:x1="20.374cm" svg:y1="24.484cm" svg:x2="20.356cm" svg:y2="2.484cm" draw:end-shape="id28" draw:end-glue-point="2" svg:d="M20374 24484v-10664h-18v-11336" svg:viewBox="0 0 19 22001">
          <text:p/>
        </draw:connector>
        <draw:connector draw:style-name="gr14" draw:text-style-name="P1" draw:layer="layout" svg:x1="12.267cm" svg:y1="16.168cm" svg:x2="20.374cm" svg:y2="16.811cm" draw:start-shape="id20" draw:start-glue-point="2" svg:d="M12267 16168v579h8107v64" svg:viewBox="0 0 8108 644">
          <text:p/>
        </draw:connector>
        <draw:connector draw:style-name="gr14" draw:text-style-name="P1" draw:layer="layout" svg:x1="16.639cm" svg:y1="16.168cm" svg:x2="16.634cm" svg:y2="16.742cm" draw:start-shape="id22" draw:start-glue-point="2" svg:d="M16639 16168v544h-5v30" svg:viewBox="0 0 6 575">
          <text:p/>
        </draw:connector>
        <draw:connector draw:style-name="gr14" draw:text-style-name="P1" draw:layer="layout" svg:x1="13.601cm" svg:y1="6.94cm" svg:x2="20.404cm" svg:y2="6.941cm" draw:start-shape="id6" draw:start-glue-point="1" svg:d="M13601 6940h3659v1h3144" svg:viewBox="0 0 6804 2">
          <text:p/>
        </draw:connector>
        <draw:connector draw:style-name="gr14" draw:text-style-name="P1" draw:layer="layout" svg:x1="16.639cm" svg:y1="9.056cm" svg:x2="16.643cm" svg:y2="6.922cm" draw:start-shape="id23" draw:start-glue-point="0" svg:d="M16639 9056v-1324h4v-810" svg:viewBox="0 0 5 2135">
          <text:p/>
        </draw:connector>
        <draw:connector draw:style-name="gr14" draw:text-style-name="P1" draw:layer="layout" svg:x1="13.601cm" svg:y1="9.627cm" svg:x2="15.944cm" svg:y2="6.937cm" draw:start-shape="id24" draw:start-glue-point="1" svg:d="M13601 9627h1429v-2690h914" svg:viewBox="0 0 2344 2691">
          <text:p/>
        </draw:connector>
        <draw:connector draw:style-name="gr15" draw:text-style-name="P7" xml:id="id28" draw:id="id28" draw:layer="layout" svg:x1="20.356cm" svg:y1="2.484cm" svg:x2="3.183cm" svg:y2="2.484cm" svg:d="M20356 2484h-17173" svg:viewBox="0 0 1717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1T14:10:43.479823627</meta:creation-date>
    <dc:date>2017-05-15T20:06:54.887755655</dc:date>
    <meta:editing-duration>PT31M15S</meta:editing-duration>
    <meta:editing-cycles>13</meta:editing-cycles>
    <meta:generator>LibreOffice/5.1.6.2$Linux_X86_64 LibreOffice_project/10m0$Build-2</meta:generator>
    <meta:document-statistic meta:object-count="62"/>
  </office:meta>
</office:document-meta>
</file>